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cb9c" officeooo:paragraph-rsid="0017cb9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8131" officeooo:paragraph-rsid="0018813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7c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5">Constitutes the need to regulate flying under ancient Azuristani law and custom.</text:p>
      <text:p text:style-name="P1"/>
      <text:p text:style-name="P1">And proceeds.</text:p>
      <text:p text:style-name="P1"/>
      <text:p text:style-name="P1">Signed by,</text:p>
      <text:p text:style-name="P4">ChairmanSteven</text:p>
      <text:p text:style-name="P4">lonewolf13249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0-3: To regulate flying according to ancient Azuristani law and custom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16:27.703923440</dc:date>
    <meta:editing-duration>PT2M36S</meta:editing-duration>
    <meta:editing-cycles>6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9" meta:word-count="52" meta:character-count="355" meta:non-whitespace-character-count="312"/>
  </office:meta>
</office:document-meta>
</file>